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Titolo" style:master-page-name="MP0" style:family="paragraph">
      <style:paragraph-properties fo:break-before="page"/>
    </style:style>
  </office:automatic-styles>
  <office:body>
    <office:text text:use-soft-page-breaks="true">
      <text:p text:style-name="P1">Impianti e pannelli fotovoltaici</text:p>
      <text:p text:style-name="Normale"/>
      <text:h text:style-name="Titolo2" text:outline-level="2">Pannelli ed impianti fotovoltaici: perché utilizzarli</text:h>
      <text:p text:style-name="Normale">L'energia solare è una delle fonti di energia più pulite e rinnovabili al mondo, ed è una delle migliori opzioni per ridurre l'uso di combustibili fossili e contribuire alla lotta contro il cambiamento climatico.</text:p>
      <text:p text:style-name="Normale">Uno dei principali vantaggi dei pannelli fotovoltaici è la loro capacità di produrre energia elettrica in modo autonomo, senza emissioni di gas serra. Inoltre, grazie alla tecnologia degli inverter fotovoltaici, è possibile l'autoconsumo dell'energia prodotta dal proprio impianto fotovoltaico.</text:p>
      <text:p text:style-name="Normale"/>
      <text:h text:style-name="Titolo2" text:outline-level="2">Come funzionano i<text:s/>pannelli fotovoltaici</text:h>
      <text:p text:style-name="Normale">Uno dei modi più comuni per sfruttare l'energia solare è attraverso l'installazione di impianti fotovoltaici. Questi sono sistemi che convertono la luce del sole in elettricità utilizzando pannelli solari, che sono generalmente composti da celle solari in silicio policristallino o monocristallino.</text:p>
      <text:p text:style-name="Normale">I pannelli possono essere installati sui tetti o sulle facciate delle case e degli edifici, o su terreni aperti. Sono utilizzati in tutto il mondo per la produzione di energia elettrica e vengono utilizzati sia in impianti centralizzati con grandi inverter che distribuiti in modo decentralizzato con gli inverter micro fotovoltaici.</text:p>
      <text:p text:style-name="Normale"/>
      <text:h text:style-name="Titolo2" text:outline-level="2">Perché installare un impianto fotovoltaico a casa</text:h>
      <text:p text:style-name="Normale">L'autoconsumo dell'energia solare prodotta dal proprio impianto fotovoltaico rappresenta un'opportunità straordinaria per tutti coloro che desiderano risparmiare sulla bolletta elettrica e contribuire alla riduzione delle emissioni di CO2.</text:p>
      <text:p text:style-name="Normale">L'autoconsumo dell'energia prodotta dal proprio impianto fotovoltaico significa che l'energia solare viene utilizzata direttamente dalla casa o dall'edificio in cui l'impianto fotovoltaico è installato, evitando il pagamento delle bollette elettriche. Ciò significa inoltre che l'energia può essere utilizzata durante il giorno, quando la produzione solare è massima, e anche durante la notte, utilizzando l'energia accumulata durante il giorno nelle batterie.</text:p>
      <text:p text:style-name="Normale">Inoltre, grazie alla tecnologia degli inverter fotovoltaici e alla capacità di impianti fotovoltaici di produrre una quantità di energia elettrica superiore rispetto alle esigenze del singolo utente, l'energia prodotta in eccesso può essere venduta alla rete elettrica nazionale, generando un reddito extra per la famiglia o l'azienda.</text:p>
      <text:p text:style-name="Normale">L'installazione di un impianto fotovoltaico non solo riduce le bollette elettriche, ma può anche aumentare il valore dell'immobile in cui è installato.</text:p>
      <text:h text:style-name="Titolo2" text:outline-level="2">Come scegliere il proprio impianto</text:h>
      <text:p text:style-name="Normale">Come scegliere il tipo di pannelli solari per il proprio impianto fotovoltaico? La scelta dei pannelli fotovoltaici dipende dalle esigenze personali dell'utente e dal tipo di impianto fotovoltaico che si intende realizzare. Ad esempio, se si vuole installare un impianto fotovoltaico su un tetto esistente, si consigliano pannelli fotovoltaici in silicio monocristallino poiché hanno un'alta efficienza e un basso ingombro. Se, invece, si vuole installare un impianto fotovoltaico su un terreno, si possono utilizzare pannelli fotovoltaici in silicio policristallino, poiché hanno un costo inferiore e una maggiore efficienza a bassa luminosità.</text:p>
      <text:p text:style-name="Normale"/>
      <text:soft-page-break/>
      <text:p text:style-name="Normale">L'installazione di un impianto fotovoltaico non è complicata e può essere eseguita da professionisti esperti. Prima di procedere all'installazione è importante eseguire un'analisi della radiazione solare nella zona in cui viviamo, per garantire un corretto dimensionamento dell'impianto fotovoltaico e massimizzare l'efficienza della produzione di energia elettrica.</text:p>
      <text:p text:style-name="Normale">In sintesi, l'installazione di un impianto fotovoltaico è una scelta vantaggiosa per tutti coloro che desiderano produrre energia elettrica in modo autonomo e sostenibile, riducendo le bollette elettriche e contribuendo alla lotta contro il cambiamento climatico. La scelta dei pannelli fotovoltaici e degli inverter fotovoltaici dipende dalle esigenze personali e dall'utilizzo che si vuole fare dell'energia prodotta dall'impianto fotovoltaic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 style:display-name="Titolo" style:family="paragraph" style:parent-style-name="Normale" style:next-style-name="Normale">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iara Giardino</meta:initial-creator>
    <dc:creator>Chiara Giardino</dc:creator>
    <meta:creation-date>2023-04-19T13:11:00Z</meta:creation-date>
    <dc:date>2023-04-19T13:58:00Z</dc:date>
    <meta:template xlink:href="Normal" xlink:type="simple"/>
    <meta:editing-cycles>2</meta:editing-cycles>
    <meta:editing-duration>PT0S</meta:editing-duration>
    <meta:document-statistic meta:page-count="2" meta:paragraph-count="7" meta:word-count="597" meta:character-count="3999" meta:row-count="28" meta:non-whitespace-character-count="3409"/>
  </office:meta>
</office:document-meta>
</file>